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DejaVu Sans1" svg:font-family="'DejaVu Sans'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35cm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solid" draw:fill-color="#ffffff" draw:opacity="100%" draw:textarea-horizontal-align="justify" draw:textarea-vertical-align="top" draw:auto-grow-height="false" fo:min-height="8.035cm" fo:min-width="8.1cm" fo:padding-top="0.014cm" fo:padding-bottom="0.014cm" fo:padding-left="0.014cm" fo:padding-right="0.014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876cm" fo:min-width="0.305cm" fo:padding-top="0.009cm" fo:padding-bottom="0.009cm" fo:padding-left="0.009cm" fo:padding-right="0.009cm"/>
    </style:style>
    <style:style style:name="gr4" style:family="graphic" style:parent-style-name="standard">
      <style:graphic-properties draw:stroke="none" draw:fill="none" draw:fill-color="#ffffff" fo:min-height="0.637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dddddd" draw:opacity="100%" draw:textarea-horizontal-align="justify" draw:textarea-vertical-align="top" draw:auto-grow-height="false" fo:min-height="2.919cm" fo:min-width="6.576cm" fo:padding-top="0.014cm" fo:padding-bottom="0.014cm" fo:padding-left="0.014cm" fo:padding-right="0.01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dddddd" draw:opacity="100%" draw:textarea-horizontal-align="justify" draw:textarea-vertical-align="top" draw:auto-grow-height="false" fo:min-height="3.404cm" fo:min-width="7.553cm" fo:padding-top="0.014cm" fo:padding-bottom="0.014cm" fo:padding-left="0.014cm" fo:padding-right="0.01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top" draw:auto-grow-height="false" fo:min-height="1.565cm" fo:min-width="6.576cm" fo:padding-top="0.014cm" fo:padding-bottom="0.014cm" fo:padding-left="0.014cm" fo:padding-right="0.01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b2b2b2" draw:opacity="100%" draw:textarea-horizontal-align="justify" draw:textarea-vertical-align="middle" draw:auto-grow-height="false" fo:min-height="0.669cm" fo:min-width="2.893cm" fo:padding-top="0.014cm" fo:padding-bottom="0.014cm" fo:padding-left="0.014cm" fo:padding-right="0.01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691cm" fo:min-width="1.623cm" fo:padding-top="0.014cm" fo:padding-bottom="0.014cm" fo:padding-left="0.014cm" fo:padding-right="0.01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69cm" fo:min-width="1.317cm" fo:padding-top="0.014cm" fo:padding-bottom="0.014cm" fo:padding-left="0.014cm" fo:padding-right="0.01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861cm" fo:min-width="2.385cm" fo:padding-top="0.014cm" fo:padding-bottom="0.014cm" fo:padding-left="0.014cm" fo:padding-right="0.01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b2b2b2" draw:opacity="100%" draw:textarea-horizontal-align="justify" draw:textarea-vertical-align="middle" draw:auto-grow-height="false" fo:min-height="0.67cm" fo:min-width="2.866cm" fo:padding-top="0.014cm" fo:padding-bottom="0.014cm" fo:padding-left="0.014cm" fo:padding-right="0.014cm"/>
    </style:style>
    <style:style style:name="gr13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2.46cm" fo:min-width="0.295cm" fo:padding-top="0.009cm" fo:padding-bottom="0.009cm" fo:padding-left="0.009cm" fo:padding-right="0.009cm"/>
    </style:style>
    <style:style style:name="gr14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.382cm" fo:min-width="0.443cm" fo:padding-top="0.009cm" fo:padding-bottom="0.009cm" fo:padding-left="0.009cm" fo:padding-right="0.009cm"/>
    </style:style>
    <style:style style:name="gr15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1.316cm" fo:min-width="2.268cm" fo:padding-top="0.009cm" fo:padding-bottom="0.009cm" fo:padding-left="0.009cm" fo:padding-right="0.009cm"/>
    </style:style>
    <style:style style:name="gr16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.363cm" fo:min-width="4.936cm" fo:padding-top="0.009cm" fo:padding-bottom="0.009cm" fo:padding-left="0.009cm" fo:padding-right="0.009cm"/>
    </style:style>
    <style:style style:name="gr1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55cm" fo:min-width="1.421cm" fo:padding-top="0.009cm" fo:padding-bottom="0.009cm" fo:padding-left="0.009cm" fo:padding-right="0.009cm"/>
    </style:style>
    <style:style style:name="gr18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47cm" fo:min-width="1.398cm" fo:padding-top="0.009cm" fo:padding-bottom="0.009cm" fo:padding-left="0.009cm" fo:padding-right="0.009cm"/>
    </style:style>
    <style:style style:name="gr19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1.316cm" fo:min-width="3.284cm" fo:padding-top="0.009cm" fo:padding-bottom="0.009cm" fo:padding-left="0.009cm" fo:padding-right="0.009cm"/>
    </style:style>
    <style:style style:name="gr20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692cm" fo:min-width="1.315cm" fo:padding-top="0.014cm" fo:padding-bottom="0.014cm" fo:padding-left="0.014cm" fo:padding-right="0.014cm"/>
    </style:style>
    <style:style style:name="gr21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692cm" fo:min-width="1.315cm" fo:padding-top="0.014cm" fo:padding-bottom="0.014cm" fo:padding-left="0.014cm" fo:padding-right="0.0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100%"/>
      <style:paragraph-properties fo:text-align="start"/>
      <style:text-properties style:font-name="Arial" fo:font-size="6pt" style:font-size-asian="6pt" style:font-size-complex="6pt"/>
    </style:style>
    <style:style style:name="P4" style:family="paragraph">
      <loext:graphic-properties draw:fill-color="#dddddd"/>
      <style:paragraph-properties fo:text-align="center"/>
      <style:text-properties style:font-name="Arial" fo:font-size="6pt" style:font-size-asian="6pt" style:font-size-complex="6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solid" draw:fill-color="#dddddd" draw:opacity="100%"/>
      <style:paragraph-properties fo:text-align="start"/>
      <style:text-properties style:font-name="Arial" fo:font-size="8pt" style:font-size-asian="6pt" style:font-size-complex="6pt"/>
    </style:style>
    <style:style style:name="P7" style:family="paragraph">
      <loext:graphic-properties draw:fill="solid" draw:fill-color="#cccccc" draw:opacity="100%"/>
      <style:paragraph-properties fo:text-align="start"/>
      <style:text-properties style:font-name="Arial" fo:font-size="8pt" style:font-size-asian="6pt" style:font-size-complex="6pt"/>
    </style:style>
    <style:style style:name="P8" style:family="paragraph">
      <style:paragraph-properties fo:text-align="center" style:text-autospace="none"/>
    </style:style>
    <style:style style:name="P9" style:family="paragraph">
      <loext:graphic-properties draw:fill="solid" draw:fill-color="#b2b2b2" draw:opacity="100%"/>
      <style:paragraph-properties fo:text-align="center" style:text-autospace="none"/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cccccc" draw:opacity="100%"/>
      <style:paragraph-properties fo:text-align="center"/>
      <style:text-properties style:font-name="Arial" fo:font-size="6pt" style:font-size-asian="6pt" style:font-size-complex="6pt"/>
    </style:style>
    <style:style style:name="P12" style:family="paragraph">
      <loext:graphic-properties draw:fill="solid" draw:fill-color="#cccccc" draw:opacity="100%"/>
      <style:paragraph-properties fo:text-align="center"/>
      <style:text-properties style:font-name="Arial" fo:font-size="8pt" style:font-size-asian="8pt" style:font-size-complex="8pt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loext:graphic-properties draw:fill="solid" draw:fill-color="#cccccc" draw:opacity="100%"/>
      <style:paragraph-properties fo:text-align="start"/>
      <style:text-properties style:font-name="Arial" fo:font-size="6pt" style:font-size-asian="8pt" style:font-size-complex="8pt"/>
    </style:style>
    <style:style style:name="P15" style:family="paragraph">
      <loext:graphic-properties draw:fill-color="#dddddd"/>
      <style:paragraph-properties fo:text-align="center"/>
    </style:style>
    <style:style style:name="P16" style:family="paragraph">
      <loext:graphic-properties draw:fill="solid" draw:fill-color="#cccccc" draw:opacity="100%"/>
      <style:paragraph-properties fo:text-align="start"/>
      <style:text-properties style:font-name="Arial" fo:font-size="6pt" style:font-size-asian="6pt" style:font-size-complex="6pt"/>
    </style:style>
    <style:style style:name="T1" style:family="text">
      <style:text-properties style:font-name="Arial" fo:font-size="6pt" style:font-size-asian="6pt" style:font-size-complex="6pt"/>
    </style:style>
    <style:style style:name="T2" style:family="text">
      <style:text-properties style:font-name="Arial" fo:font-size="8pt" style:font-size-asian="6pt" style:font-size-complex="6pt"/>
    </style:style>
    <style:style style:name="T3" style:family="text">
      <style:text-properties fo:color="#000000" style:font-name="Arial" fo:font-size="8pt" style:font-name-asian="Monospace1" style:font-size-asian="6pt" style:font-name-complex="Monospace1" style:font-size-complex="6pt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style:font-name="Arial"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424cm" svg:y1="1.376cm" svg:x2="2.424cm" svg:y2="0cm">
          <text:p/>
        </draw:line>
        <draw:custom-shape draw:style-name="gr2" draw:text-style-name="P3" draw:layer="layout" svg:width="8.128cm" svg:height="8.063cm" svg:x="0.127cm" svg:y="0.762cm">
          <text:p text:style-name="P2"><text:span text:style-name="T1">Tensor Accel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645cm" svg:height="1.116cm" svg:x="5.71cm" svg:y="0.027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5" draw:layer="layout" svg:width="0.945cm" svg:height="0.637cm" svg:x="6.378cm" svg:y="0.238cm">
          <draw:text-box>
            <text:p><text:span text:style-name="T1">AXI-Lite</text:span></text:p>
          </draw:text-box>
        </draw:frame>
        <draw:custom-shape draw:style-name="gr5" draw:text-style-name="P6" draw:layer="layout" svg:width="6.604cm" svg:height="2.947cm" svg:x="0.889cm" svg:y="1.17cm">
          <text:p text:style-name="P2"><text:span text:style-name="T2">Set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7.581cm" svg:height="3.432cm" svg:x="0.42cm" svg:y="5.146cm">
          <text:p text:style-name="P2"><text:span text:style-name="T2">Comp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6.604cm" svg:height="1.593cm" svg:x="0.635cm" svg:y="6.731cm">
          <text:p text:style-name="P2"><text:span text:style-name="T2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.921cm" svg:height="0.697cm" svg:x="4.037cm" svg:y="7.23cm">
          <text:p text:style-name="P8"><text:span text:style-name="T3">Depthwise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1.651cm" svg:height="0.719cm" svg:x="1.821cm" svg:y="3.203cm">
          <text:p text:style-name="P10"><text:span text:style-name="T1">Hyper</text:span></text:p>
          <text:p text:style-name="P10"><text:span text:style-name="T1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345cm" svg:height="0.718cm" svg:x="5.137cm" svg:y="3.203cm">
          <text:p text:style-name="P10"><text:span text:style-name="T1">B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.345cm" svg:height="0.718cm" svg:x="3.637cm" svg:y="3.203cm">
          <text:p text:style-name="P10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2.413cm" svg:height="0.889cm" svg:x="4.055cm" svg:y="5.323cm">
          <text:p text:style-name="P10"><text:span text:style-name="T4">Input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2.894cm" svg:height="0.698cm" svg:x="0.889cm" svg:y="7.229cm">
          <text:p text:style-name="P8"><text:span text:style-name="T3">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0.762cm" svg:height="2.597cm" svg:x="1.905cm" svg:y="4.117cm">
          <text:p/>
          <draw:enhanced-geometry svg:viewBox="0 0 21600 21600" draw:text-areas="?f0 0 ?f2 ?f5" draw:type="down-arrow" draw:modifiers="19168.8311688312 6369.593709043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3" draw:layer="layout" svg:width="0.762cm" svg:height="0.508cm" svg:x="4.884cm" svg:y="6.214cm">
          <text:p/>
          <draw:enhanced-geometry svg:viewBox="0 0 21600 21600" draw:mirror-horizontal="false" draw:mirror-vertical="false" draw:text-areas="?f0 0 ?f2 ?f5" draw:type="down-arrow" draw:modifiers="11160.7072691552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4" draw:layer="layout" svg:width="2.286cm" svg:height="1.334cm" svg:x="1.291cm" svg:y="1.623cm">
          <text:p text:style-name="P2"><text:span text:style-name="T5">Floating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3" draw:layer="layout" svg:width="4.953cm" svg:height="1.016cm" svg:x="2.794cm" svg:y="4.131cm">
          <text:p text:style-name="P10"><text:span text:style-name="T4">Input stream channel</text:span></text:p>
          <draw:enhanced-geometry svg:viewBox="0 0 21600 21600" draw:text-areas="0 ?f0 21600 ?f4" draw:type="up-down-arrow-callout" draw:modifiers="7008.84955752212 9069.03512313282 3950.44247787611 9989.01897456601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7" draw:text-style-name="P4" draw:layer="layout" svg:width="1.643cm" svg:height="0.745cm" svg:x="7.239cm" svg:y="4.269cm">
          <text:p text:style-name="P10"><text:span text:style-name="T1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5" draw:layer="layout" svg:width="1.651cm" svg:height="0.675cm" svg:x="7.239cm" svg:y="7.274cm">
          <text:p text:style-name="P10"><text:span text:style-name="T1">AXI-Stream</text:span></text:p>
          <draw:enhanced-geometry svg:viewBox="0 0 21600 21600" draw:mirror-horizontal="false" draw:mirror-vertical="false" draw:text-areas="0 ?f0 ?f5 ?f2" draw:type="right-arrow" draw:modifiers="15889.9866488652 4980.160857908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0.945cm" svg:height="0.637cm" svg:x="2.595cm" svg:y="0.329cm">
          <draw:text-box>
            <text:p><text:span text:style-name="T1">Interrupt</text:span></text:p>
          </draw:text-box>
        </draw:frame>
        <draw:custom-shape draw:style-name="gr19" draw:text-style-name="P16" draw:layer="layout" svg:width="3.302cm" svg:height="1.334cm" svg:x="3.829cm" svg:y="1.624cm">
          <text:p text:style-name="P2"><text:span text:style-name="T1">Fixed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1.343cm" svg:height="0.72cm" svg:x="4.039cm" svg:y="2.048cm">
          <text:p text:style-name="P10"><text:span text:style-name="T1">Quantized</text:span></text:p>
          <text:p text:style-name="P10"><text:span text:style-name="T1">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1.343cm" svg:height="0.72cm" svg:x="5.539cm" svg:y="2.048cm">
          <text:p text:style-name="P10"><text:span text:style-name="T1">Quantized</text:span></text:p>
          <text:p text:style-name="P10"><text:span text:style-name="T1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1.343cm" svg:height="0.72cm" svg:x="1.742cm" svg:y="2.048cm">
          <text:p text:style-name="P10"><text:span text:style-name="T5">Custom</text:span></text:p>
          <text:p text:style-name="P10"><text:span text:style-name="T5">quantiz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DejaVu Sans1" svg:font-family="'DejaVu Sans'" style:font-pitch="variable"/>
    <style:font-face style:name="Liberation Serif2" svg:font-family="'Liberation Serif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5T18:49:29.472132443</dc:date>
    <meta:editing-duration>PT4H39M44S</meta:editing-duration>
    <meta:editing-cycles>32</meta:editing-cycles>
    <meta:document-statistic meta:object-count="24"/>
  </office:meta>
</office:document-meta>
</file>